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rstudio_console_output"/>&gt; #9.1 <text:s text:c="23"/></text:p>
      <text:p text:style-name="Preformatted_20_Text">&gt; Loblolly$logheight = log(Loblolly$height)</text:p>
      <text:p text:style-name="Preformatted_20_Text">&gt; Loblolly['logheight'] = log(Loblolly['height'])</text:p>
      <text:p text:style-name="Preformatted_20_Text">&gt; </text:p>
      <text:p text:style-name="Preformatted_20_Text">&gt; with(Loblolly,log(height))</text:p>
      <text:p text:style-name="Preformatted_20_Text"><text:s/>[1] 1.506297 2.387845 3.357594 3.731460 3.964615 4.109562</text:p>
      <text:p text:style-name="Preformatted_20_Text"><text:s/>[7] 1.515127 2.390596 3.369707 3.757239 3.986759 4.149306</text:p>
      <text:p text:style-name="Preformatted_20_Text">[13] 1.566530 2.430978 3.408173 3.793239 4.022132 4.160444</text:p>
      <text:p text:style-name="Preformatted_20_Text">[19] 1.363537 2.249184 3.244933 3.665355 3.927503 4.078723</text:p>
      <text:p text:style-name="Preformatted_20_Text">[25] 1.570697 2.415914 3.355502 3.729541 3.976124 4.143928</text:p>
      <text:p text:style-name="Preformatted_20_Text">[31] 1.355835 2.240710 3.257712 3.677566 3.940805 4.088326</text:p>
      <text:p text:style-name="Preformatted_20_Text">[37] 1.463255 2.344686 3.301745 3.709907 3.938275 4.095511</text:p>
      <text:p text:style-name="Preformatted_20_Text">[43] 1.519513 2.358020 3.328627 3.716738 3.959479 4.105779</text:p>
      <text:p text:style-name="Preformatted_20_Text">[49] 1.327075 2.200552 3.236716 3.663049 3.907211 4.099000</text:p>
      <text:p text:style-name="Preformatted_20_Text">[55] 1.465568 2.378620 3.366261 3.748091 3.973494 4.120986</text:p>
      <text:p text:style-name="Preformatted_20_Text">[61] 1.477049 2.349469 3.329701 3.693867 3.913222 4.068856</text:p>
      <text:p text:style-name="Preformatted_20_Text">[67] 1.415853 2.294553 3.278653 3.632838 3.880119 4.039712</text:p>
      <text:p text:style-name="Preformatted_20_Text">[73] 1.368639 2.234306 3.261169 3.632045 3.877639 4.033001</text:p>
      <text:p text:style-name="Preformatted_20_Text">[79] 1.241269 2.202765 3.252311 3.667400 3.894266 4.085808</text:p>
      <text:p text:style-name="Preformatted_20_Text">&gt; Loblolly = transform(Loblolly,logheight = log(height))</text:p>
      <text:p text:style-name="Preformatted_20_Text">&gt; iris[,-5] = sapply(iris[,-5],function(x)x/2.54)</text:p>
      <text:p text:style-name="Preformatted_20_Text">&gt; </text:p>
      <text:p text:style-name="Preformatted_20_Text">&gt; #9.2</text:p>
      <text:p text:style-name="Preformatted_20_Text">&gt; bigsepal = iris$Sepal.Length &gt; 6</text:p>
      <text:p text:style-name="Preformatted_20_Text">&gt; sepalgroup = 1 + (iris$Sepal.Length &gt;= 5) +</text:p>
      <text:p text:style-name="Preformatted_20_Text">+ <text:s text:c="2"/>(iris$Sepal.Length &gt;= 7)</text:p>
      <text:p text:style-name="Preformatted_20_Text">&gt; </text:p>
      <text:p text:style-name="Preformatted_20_Text">&gt; sepalgroup = cut(iris$Sepal.Length,c(0,5,7,10),</text:p>
      <text:p text:style-name="Preformatted_20_Text">+ <text:s text:c="17"/>include.lowest=TRUE,right=FALSE)</text:p>
      <text:p text:style-name="Preformatted_20_Text">&gt; </text:p>
      <text:p text:style-name="Preformatted_20_Text">&gt; newgroup = ifelse(group %in% c(1,5),1,2)</text:p>
      <text:p text:style-name="Preformatted_20_Text">Error in group %in% c(1, 5) : object 'group' not found</text:p>
      <text:p text:style-name="Preformatted_20_Text">&gt; </text:p>
      <text:p text:style-name="Preformatted_20_Text">&gt; newgroup = ifelse(group %in% c(1,5),1,</text:p>
      <text:p text:style-name="Preformatted_20_Text">+ <text:s text:c="18"/>ifelse(group %in% c(2,4),2,3))</text:p>
      <text:p text:style-name="Preformatted_20_Text">Error in group %in% c(1, 5) : object 'group' not found</text:p>
      <text:p text:style-name="Preformatted_20_Text">&gt; </text:p>
      <text:p text:style-name="Preformatted_20_Text">&gt; x = c(-1.2,-3.5,-2.8,-1.1,-0.7)</text:p>
      <text:p text:style-name="Preformatted_20_Text">&gt; newx = ifelse(x &gt; 0,log(x),abs(x))</text:p>
      <text:p text:style-name="Preformatted_20_Text">&gt; newx</text:p>
      <text:p text:style-name="Preformatted_20_Text">[1] 1.2 3.5 2.8 1.1 0.7</text:p>
      <text:p text:style-name="Preformatted_20_Text">&gt; </text:p>
      <text:p text:style-name="Preformatted_20_Text">&gt; x = c(-1.2,-3.5,-2.8,1.1,-0.7)</text:p>
      <text:p text:style-name="Preformatted_20_Text">&gt; newx = ifelse(x &gt; 0,log(x),abs(x))</text:p>
      <text:p text:style-name="Preformatted_20_Text">Warning message:</text:p>
      <text:p text:style-name="Preformatted_20_Text">In log(x) : NaNs produced</text:p>
      <text:p text:style-name="Preformatted_20_Text">&gt; newx</text:p>
      <text:p text:style-name="Preformatted_20_Text">[1] 1.20000000 3.50000000 2.80000000 0.09531018 0.70000000</text:p>
      <text:p text:style-name="Preformatted_20_Text">&gt; </text:p>
      <text:p text:style-name="Preformatted_20_Text">&gt; newx = numeric(length(x))</text:p>
      <text:p text:style-name="Preformatted_20_Text">&gt; newx[x &gt; 0] = log(x[x &gt; 0])</text:p>
      <text:p text:style-name="Preformatted_20_Text">&gt; newx[x &lt;= 0] = abs(x[x &lt;= 0])</text:p>
      <text:p text:style-name="Preformatted_20_Text">&gt; newx</text:p>
      <text:p text:style-name="Preformatted_20_Text">[1] 1.20000000 3.50000000 2.80000000 0.09531018 0.70000000</text:p>
      <text:p text:style-name="Preformatted_20_Text">&gt; </text:p>
      <text:p text:style-name="Preformatted_20_Text">&gt; newx = sapply(x,function(t)if(t &gt; 0)log(t) else abs(t))</text:p>
      <text:p text:style-name="Preformatted_20_Text">&gt; </text:p>
      <text:p text:style-name="Preformatted_20_Text">&gt; #9.3</text:p>
      <text:p text:style-name="Preformatted_20_Text">&gt; newgroup = recode(group,'c(1,5)=1;c(2,4)=2;else=3')</text:p>
      <text:p text:style-name="Preformatted_20_Text">Error in recode(group, "c(1,5)=1;c(2,4)=2;else=3") : </text:p>
      <text:p text:style-name="Preformatted_20_Text"><text:s text:c="2"/>could not find function "recode"</text:p>
      <text:p text:style-name="Preformatted_20_Text">&gt; </text:p>
      <text:p text:style-name="Preformatted_20_Text">&gt; #9.4</text:p>
      <text:p text:style-name="Preformatted_20_Text">&gt; mydata = data.frame(grp1=c(12,15,19,22,25),</text:p>
      <text:p text:style-name="Preformatted_20_Text"><text:soft-page-break/>+ <text:s text:c="20"/>grp2=c(18,12,42,29,44),</text:p>
      <text:p text:style-name="Preformatted_20_Text">+ <text:s text:c="20"/>grp3=c(8,17,22,19,31))</text:p>
      <text:p text:style-name="Preformatted_20_Text">&gt; </text:p>
      <text:p text:style-name="Preformatted_20_Text">&gt; mydata</text:p>
      <text:p text:style-name="Preformatted_20_Text"><text:s text:c="2"/>grp1 grp2 grp3</text:p>
      <text:p text:style-name="Preformatted_20_Text">1 <text:s text:c="2"/>12 <text:s text:c="2"/>18 <text:s text:c="3"/>8</text:p>
      <text:p text:style-name="Preformatted_20_Text">2 <text:s text:c="2"/>15 <text:s text:c="2"/>12 <text:s text:c="2"/>17</text:p>
      <text:p text:style-name="Preformatted_20_Text">3 <text:s text:c="2"/>19 <text:s text:c="2"/>42 <text:s text:c="2"/>22</text:p>
      <text:p text:style-name="Preformatted_20_Text">4 <text:s text:c="2"/>22 <text:s text:c="2"/>29 <text:s text:c="2"/>19</text:p>
      <text:p text:style-name="Preformatted_20_Text">5 <text:s text:c="2"/>25 <text:s text:c="2"/>44 <text:s text:c="2"/>31</text:p>
      <text:p text:style-name="Preformatted_20_Text">&gt; </text:p>
      <text:p text:style-name="Preformatted_20_Text">&gt; sdata = stack(mydata)</text:p>
      <text:p text:style-name="Preformatted_20_Text">&gt; head(sdata)</text:p>
      <text:p text:style-name="Preformatted_20_Text"><text:s text:c="2"/>values <text:s/>ind</text:p>
      <text:p text:style-name="Preformatted_20_Text">1 <text:s text:c="4"/>12 grp1</text:p>
      <text:p text:style-name="Preformatted_20_Text">2 <text:s text:c="4"/>15 grp1</text:p>
      <text:p text:style-name="Preformatted_20_Text">3 <text:s text:c="4"/>19 grp1</text:p>
      <text:p text:style-name="Preformatted_20_Text">4 <text:s text:c="4"/>22 grp1</text:p>
      <text:p text:style-name="Preformatted_20_Text">5 <text:s text:c="4"/>25 grp1</text:p>
      <text:p text:style-name="Preformatted_20_Text">6 <text:s text:c="4"/>18 grp2</text:p>
      <text:p text:style-name="Preformatted_20_Text">&gt; </text:p>
      <text:p text:style-name="Preformatted_20_Text">&gt; mydata = unstack(sdata,values~ind)</text:p>
      <text:p text:style-name="Preformatted_20_Text">&gt; head(mydata)</text:p>
      <text:p text:style-name="Preformatted_20_Text"><text:s text:c="2"/>grp1 grp2 grp3</text:p>
      <text:p text:style-name="Preformatted_20_Text">1 <text:s text:c="2"/>12 <text:s text:c="2"/>18 <text:s text:c="3"/>8</text:p>
      <text:p text:style-name="Preformatted_20_Text">2 <text:s text:c="2"/>15 <text:s text:c="2"/>12 <text:s text:c="2"/>17</text:p>
      <text:p text:style-name="Preformatted_20_Text">3 <text:s text:c="2"/>19 <text:s text:c="2"/>42 <text:s text:c="2"/>22</text:p>
      <text:p text:style-name="Preformatted_20_Text">4 <text:s text:c="2"/>22 <text:s text:c="2"/>29 <text:s text:c="2"/>19</text:p>
      <text:p text:style-name="Preformatted_20_Text">5 <text:s text:c="2"/>25 <text:s text:c="2"/>44 <text:s text:c="2"/>31</text:p>
      <text:p text:style-name="Preformatted_20_Text">&gt; </text:p>
      <text:p text:style-name="Preformatted_20_Text">&gt; set.seed(17)</text:p>
      <text:p text:style-name="Preformatted_20_Text">&gt; obs = data.frame(subj=rep(1:4,rep(3,4)),</text:p>
      <text:p text:style-name="Preformatted_20_Text">+ <text:s text:c="17"/>time=rep(1:3),</text:p>
      <text:p text:style-name="Preformatted_20_Text">+ <text:s text:c="17"/>x=rnorm(12),y=rnorm(12))</text:p>
      <text:p text:style-name="Preformatted_20_Text">&gt; obs</text:p>
      <text:p text:style-name="Preformatted_20_Text"><text:s text:c="3"/>subj time <text:s text:c="10"/>x <text:s text:c="10"/>y</text:p>
      <text:p text:style-name="Preformatted_20_Text">1 <text:s text:c="4"/>1 <text:s text:c="3"/>1 -1.01500872 <text:s/>1.29532187</text:p>
      <text:p text:style-name="Preformatted_20_Text">2 <text:s text:c="4"/>1 <text:s text:c="3"/>2 -0.07963674 <text:s/>0.18791807</text:p>
      <text:p text:style-name="Preformatted_20_Text">3 <text:s text:c="4"/>1 <text:s text:c="3"/>3 -0.23298702 <text:s/>1.59120510</text:p>
      <text:p text:style-name="Preformatted_20_Text">4 <text:s text:c="4"/>2 <text:s text:c="3"/>1 -0.81726793 -0.05517906</text:p>
      <text:p text:style-name="Preformatted_20_Text">5 <text:s text:c="4"/>2 <text:s text:c="3"/>2 <text:s/>0.77209084 <text:s/>0.83847112</text:p>
      <text:p text:style-name="Preformatted_20_Text">6 <text:s text:c="4"/>2 <text:s text:c="3"/>3 -0.16561194 <text:s/>0.15937013</text:p>
      <text:p text:style-name="Preformatted_20_Text">7 <text:s text:c="4"/>3 <text:s text:c="3"/>1 <text:s/>0.97287443 <text:s/>0.62595440</text:p>
      <text:p text:style-name="Preformatted_20_Text">8 <text:s text:c="4"/>3 <text:s text:c="3"/>2 <text:s/>1.71653398 <text:s/>0.63358473</text:p>
      <text:p text:style-name="Preformatted_20_Text">9 <text:s text:c="4"/>3 <text:s text:c="3"/>3 <text:s/>0.25523700 <text:s/>0.68102765</text:p>
      <text:p text:style-name="Preformatted_20_Text">10 <text:s text:c="3"/>4 <text:s text:c="3"/>1 <text:s/>0.36658112 -0.68203337</text:p>
      <text:p text:style-name="Preformatted_20_Text">11 <text:s text:c="3"/>4 <text:s text:c="3"/>2 <text:s/>1.18078924 -0.72325674</text:p>
      <text:p text:style-name="Preformatted_20_Text">12 <text:s text:c="3"/>4 <text:s text:c="3"/>3 <text:s/>0.64319207 <text:s/>1.67352596</text:p>
      <text:p text:style-name="Preformatted_20_Text">&gt; </text:p>
      <text:p text:style-name="Preformatted_20_Text">&gt; wideobs = reshape(obs,idvar='subj',v.names=c('x','y'),</text:p>
      <text:p text:style-name="Preformatted_20_Text">+ <text:s text:c="18"/>timevar='time',direction='wide')</text:p>
      <text:p text:style-name="Preformatted_20_Text">&gt; wideobs</text:p>
      <text:p text:style-name="Preformatted_20_Text"><text:s text:c="3"/>subj <text:s text:c="7"/>x.1 <text:s text:c="8"/>y.1 <text:s text:c="8"/>x.2 <text:s text:c="7"/>y.2</text:p>
      <text:p text:style-name="Preformatted_20_Text">1 <text:s text:c="4"/>1 -1.0150087 <text:s/>1.29532187 -0.07963674 <text:s/>0.1879181</text:p>
      <text:p text:style-name="Preformatted_20_Text">4 <text:s text:c="4"/>2 -0.8172679 -0.05517906 <text:s/>0.77209084 <text:s/>0.8384711</text:p>
      <text:p text:style-name="Preformatted_20_Text">7 <text:s text:c="4"/>3 <text:s/>0.9728744 <text:s/>0.62595440 <text:s/>1.71653398 <text:s/>0.6335847</text:p>
      <text:p text:style-name="Preformatted_20_Text">10 <text:s text:c="3"/>4 <text:s/>0.3665811 -0.68203337 <text:s/>1.18078924 -0.7232567</text:p>
      <text:p text:style-name="Preformatted_20_Text"><text:s text:c="10"/>x.3 <text:s text:c="6"/>y.3</text:p>
      <text:p text:style-name="Preformatted_20_Text">1 <text:s/>-0.2329870 1.5912051</text:p>
      <text:p text:style-name="Preformatted_20_Text">4 <text:s/>-0.1656119 0.1593701</text:p>
      <text:p text:style-name="Preformatted_20_Text">7 <text:s text:c="2"/>0.2552370 0.6810276</text:p>
      <text:p text:style-name="Preformatted_20_Text">10 <text:s/>0.6431921 1.6735260</text:p>
      <text:p text:style-name="Preformatted_20_Text">&gt; </text:p>
      <text:p text:style-name="Preformatted_20_Text">&gt; obs = reshape(wideobs)</text:p>
      <text:p text:style-name="Preformatted_20_Text"><text:soft-page-break/>&gt; head(obs)</text:p>
      <text:p text:style-name="Preformatted_20_Text"><text:s text:c="4"/>subj time <text:s text:c="10"/>x <text:s text:c="10"/>y</text:p>
      <text:p text:style-name="Preformatted_20_Text">1.1 <text:s text:c="3"/>1 <text:s text:c="3"/>1 -1.01500872 <text:s/>1.29532187</text:p>
      <text:p text:style-name="Preformatted_20_Text">2.1 <text:s text:c="3"/>2 <text:s text:c="3"/>1 -0.81726793 -0.05517906</text:p>
      <text:p text:style-name="Preformatted_20_Text">3.1 <text:s text:c="3"/>3 <text:s text:c="3"/>1 <text:s/>0.97287443 <text:s/>0.62595440</text:p>
      <text:p text:style-name="Preformatted_20_Text">4.1 <text:s text:c="3"/>4 <text:s text:c="3"/>1 <text:s/>0.36658112 -0.68203337</text:p>
      <text:p text:style-name="Preformatted_20_Text">1.2 <text:s text:c="3"/>1 <text:s text:c="3"/>2 -0.07963674 <text:s/>0.18791807</text:p>
      <text:p text:style-name="Preformatted_20_Text">2.2 <text:s text:c="3"/>2 <text:s text:c="3"/>2 <text:s/>0.77209084 <text:s/>0.83847112</text:p>
      <text:p text:style-name="Preformatted_20_Text">&gt; </text:p>
      <text:p text:style-name="Preformatted_20_Text">&gt; usp = data.frame(type=rownames(USPersonalExpenditure),</text:p>
      <text:p text:style-name="Preformatted_20_Text">+ <text:s text:c="17"/>USPersonalExpenditure,row.names=NULL)</text:p>
      <text:p text:style-name="Preformatted_20_Text">&gt; usp</text:p>
      <text:p text:style-name="Preformatted_20_Text"><text:s text:c="17"/>type <text:s/>X1940 <text:s/>X1945 X1950 X1955 X1960</text:p>
      <text:p text:style-name="Preformatted_20_Text">1 <text:s text:c="3"/>Food and Tobacco 22.200 44.500 59.60 <text:s/>73.2 86.80</text:p>
      <text:p text:style-name="Preformatted_20_Text">2 Household Operation 10.500 15.500 29.00 <text:s/>36.5 46.20</text:p>
      <text:p text:style-name="Preformatted_20_Text">3 <text:s/>Medical and Health <text:s/>3.530 <text:s/>5.760 <text:s/>9.71 <text:s/>14.0 21.10</text:p>
      <text:p text:style-name="Preformatted_20_Text">4 <text:s text:c="6"/>Personal Care <text:s/>1.040 <text:s/>1.980 <text:s/>2.45 <text:s text:c="2"/>3.4 <text:s/>5.40</text:p>
      <text:p text:style-name="Preformatted_20_Text">5 <text:s text:c="2"/>Private Education <text:s/>0.341 <text:s/>0.974 <text:s/>1.80 <text:s text:c="2"/>2.6 <text:s/>3.64</text:p>
      <text:p text:style-name="Preformatted_20_Text">&gt; </text:p>
      <text:p text:style-name="Preformatted_20_Text">&gt; </text:p>
      <text:p text:style-name="Preformatted_20_Text">&gt; rr = reshape(usp,varying=list(names(usp)[-1]),direction='long')</text:p>
      <text:p text:style-name="Preformatted_20_Text">&gt; head(rr)</text:p>
      <text:p text:style-name="Preformatted_20_Text"><text:s text:c="19"/>type time <text:s/>X1940 id</text:p>
      <text:p text:style-name="Preformatted_20_Text">1.1 <text:s text:c="3"/>Food and Tobacco <text:s text:c="3"/>1 22.200 <text:s/>1</text:p>
      <text:p text:style-name="Preformatted_20_Text">2.1 Household Operation <text:s text:c="3"/>1 10.500 <text:s/>2</text:p>
      <text:p text:style-name="Preformatted_20_Text">3.1 <text:s/>Medical and Health <text:s text:c="3"/>1 <text:s/>3.530 <text:s/>3</text:p>
      <text:p text:style-name="Preformatted_20_Text">4.1 <text:s text:c="6"/>Personal Care <text:s text:c="3"/>1 <text:s/>1.040 <text:s/>4</text:p>
      <text:p text:style-name="Preformatted_20_Text">5.1 <text:s text:c="2"/>Private Education <text:s text:c="3"/>1 <text:s/>0.341 <text:s/>5</text:p>
      <text:p text:style-name="Preformatted_20_Text">1.2 <text:s text:c="3"/>Food and Tobacco <text:s text:c="3"/>2 44.500 <text:s/>1</text:p>
      <text:p text:style-name="Preformatted_20_Text">&gt; </text:p>
      <text:p text:style-name="Preformatted_20_Text">&gt; rr=reshape(usp,varying=list(names(usp)[-1]),idvar='type',</text:p>
      <text:p text:style-name="Preformatted_20_Text">+ <text:s text:c="11"/>times=seq(1940,1960,by=5),v.names='expend',</text:p>
      <text:p text:style-name="Preformatted_20_Text">+ <text:s text:c="11"/>direction='long')</text:p>
      <text:p text:style-name="Preformatted_20_Text">&gt; head(rr)</text:p>
      <text:p text:style-name="Preformatted_20_Text"><text:s text:c="40"/>type time expend</text:p>
      <text:p text:style-name="Preformatted_20_Text">Food and Tobacco.1940 <text:s text:c="6"/>Food and Tobacco 1940 22.200</text:p>
      <text:p text:style-name="Preformatted_20_Text">Household Operation.1940 Household Operation 1940 10.500</text:p>
      <text:p text:style-name="Preformatted_20_Text">Medical and Health.1940 <text:s text:c="2"/>Medical and Health 1940 <text:s/>3.530</text:p>
      <text:p text:style-name="Preformatted_20_Text">Personal Care.1940 <text:s text:c="12"/>Personal Care 1940 <text:s/>1.040</text:p>
      <text:p text:style-name="Preformatted_20_Text">Private Education.1940 <text:s text:c="4"/>Private Education 1940 <text:s/>0.341</text:p>
      <text:p text:style-name="Preformatted_20_Text">Food and Tobacco.1945 <text:s text:c="6"/>Food and Tobacco 1945 44.500</text:p>
      <text:p text:style-name="Preformatted_20_Text">&gt; </text:p>
      <text:p text:style-name="Preformatted_20_Text">&gt; rr1 = reshape(usp,varying=names(usp)[-1],idvar='type',</text:p>
      <text:p text:style-name="Preformatted_20_Text">+ <text:s text:c="14"/>split=list(regexp='X1',include=TRUE),direction='long')</text:p>
      <text:p text:style-name="Preformatted_20_Text">&gt; head(rr1)</text:p>
      <text:p text:style-name="Preformatted_20_Text"><text:s text:c="40"/>type time <text:s text:c="5"/>X</text:p>
      <text:p text:style-name="Preformatted_20_Text">Food and Tobacco.1940 <text:s text:c="6"/>Food and Tobacco 1940 22.200</text:p>
      <text:p text:style-name="Preformatted_20_Text">Household Operation.1940 Household Operation 1940 10.500</text:p>
      <text:p text:style-name="Preformatted_20_Text">Medical and Health.1940 <text:s text:c="2"/>Medical and Health 1940 <text:s/>3.530</text:p>
      <text:p text:style-name="Preformatted_20_Text">Personal Care.1940 <text:s text:c="12"/>Personal Care 1940 <text:s/>1.040</text:p>
      <text:p text:style-name="Preformatted_20_Text">Private Education.1940 <text:s text:c="4"/>Private Education 1940 <text:s/>0.341</text:p>
      <text:p text:style-name="Preformatted_20_Text">Food and Tobacco.1945 <text:s text:c="6"/>Food and Tobacco 1945 44.500</text:p>
      <text:p text:style-name="Preformatted_20_Text">&gt; </text:p>
      <text:p text:style-name="Preformatted_20_Text">&gt; #9.5</text:p>
      <text:p text:style-name="Preformatted_20_Text">&gt; library(reshape)</text:p>
      <text:p text:style-name="Preformatted_20_Text">&gt; usp = data.frame(type=rownames(USPersonalExpenditure),</text:p>
      <text:p text:style-name="Preformatted_20_Text">+ <text:s text:c="17"/>USPersonalExpenditure,row.names=NULL)</text:p>
      <text:p text:style-name="Preformatted_20_Text">&gt; musp = melt(usp)</text:p>
      <text:p text:style-name="Preformatted_20_Text">Using type as id variables</text:p>
      <text:p text:style-name="Preformatted_20_Text">&gt; head(musp)</text:p>
      <text:p text:style-name="Preformatted_20_Text"><text:s text:c="17"/>type variable <text:s/>value</text:p>
      <text:p text:style-name="Preformatted_20_Text">1 <text:s text:c="3"/>Food and Tobacco <text:s text:c="3"/>X1940 22.200</text:p>
      <text:p text:style-name="Preformatted_20_Text">2 Household Operation <text:s text:c="3"/>X1940 10.500</text:p>
      <text:p text:style-name="Preformatted_20_Text">3 <text:s/>Medical and Health <text:s text:c="3"/>X1940 <text:s/>3.530</text:p>
      <text:p text:style-name="Preformatted_20_Text"><text:soft-page-break/>4 <text:s text:c="6"/>Personal Care <text:s text:c="3"/>X1940 <text:s/>1.040</text:p>
      <text:p text:style-name="Preformatted_20_Text">5 <text:s text:c="2"/>Private Education <text:s text:c="3"/>X1940 <text:s/>0.341</text:p>
      <text:p text:style-name="Preformatted_20_Text">6 <text:s text:c="3"/>Food and Tobacco <text:s text:c="3"/>X1945 44.500</text:p>
      <text:p text:style-name="Preformatted_20_Text">&gt; </text:p>
      <text:p text:style-name="Preformatted_20_Text">&gt; musp$variable = as.numeric(sub('X','',musp$variable))</text:p>
      <text:p text:style-name="Preformatted_20_Text">&gt; names(musp)[2:3] = c('time','expend')</text:p>
      <text:p text:style-name="Preformatted_20_Text">&gt; head(musp)</text:p>
      <text:p text:style-name="Preformatted_20_Text"><text:s text:c="17"/>type time expend</text:p>
      <text:p text:style-name="Preformatted_20_Text">1 <text:s text:c="3"/>Food and Tobacco 1940 22.200</text:p>
      <text:p text:style-name="Preformatted_20_Text">2 Household Operation 1940 10.500</text:p>
      <text:p text:style-name="Preformatted_20_Text">3 <text:s/>Medical and Health 1940 <text:s/>3.530</text:p>
      <text:p text:style-name="Preformatted_20_Text">4 <text:s text:c="6"/>Personal Care 1940 <text:s/>1.040</text:p>
      <text:p text:style-name="Preformatted_20_Text">5 <text:s text:c="2"/>Private Education 1940 <text:s/>0.341</text:p>
      <text:p text:style-name="Preformatted_20_Text">6 <text:s text:c="3"/>Food and Tobacco 1945 44.500</text:p>
      <text:p text:style-name="Preformatted_20_Text">&gt; </text:p>
      <text:p text:style-name="Preformatted_20_Text">&gt; set.seed(17)</text:p>
      <text:p text:style-name="Preformatted_20_Text">&gt; obs = data.frame(subj=rep(1:4,rep(3,4)),</text:p>
      <text:p text:style-name="Preformatted_20_Text">+ <text:s text:c="17"/>time=rep(1:3),</text:p>
      <text:p text:style-name="Preformatted_20_Text">+ <text:s text:c="17"/>x=rnorm(12),y=rnorm(12))</text:p>
      <text:p text:style-name="Preformatted_20_Text">&gt; mobs = melt(obs)</text:p>
      <text:p text:style-name="Preformatted_20_Text">Using <text:s/>as id variables</text:p>
      <text:p text:style-name="Preformatted_20_Text">&gt; cast(subj ~ variable + time,data=mobs)</text:p>
      <text:p text:style-name="Preformatted_20_Text">Error: Casting formula contains variables not found in molten data: subj, time</text:p>
      <text:p text:style-name="Preformatted_20_Text">&gt; </text:p>
      <text:p text:style-name="Preformatted_20_Text">&gt; cast(subj ~variable|time,data=mobs)</text:p>
      <text:p text:style-name="Preformatted_20_Text">Error: Casting formula contains variables not found in molten data: subj, time</text:p>
      <text:p text:style-name="Preformatted_20_Text">&gt; cast(subj ~ variable + time,subset = variable == 'x',data=mobs)</text:p>
      <text:p text:style-name="Preformatted_20_Text">Error: Casting formula contains variables not found in molten data: subj, time</text:p>
      <text:p text:style-name="Preformatted_20_Text">&gt; </text:p>
      <text:p text:style-name="Preformatted_20_Text">&gt; #9.6</text:p>
      <text:p text:style-name="Preformatted_20_Text">&gt; x = data.frame(a=c('A','B','C'),x=c(12,15,19))</text:p>
      <text:p text:style-name="Preformatted_20_Text">&gt; y = data.frame(a=c('D','E','F','G'),x=c(19,21,14,12))</text:p>
      <text:p text:style-name="Preformatted_20_Text">&gt; </text:p>
      <text:p text:style-name="Preformatted_20_Text">&gt; cbind(y,z=c(1,2))</text:p>
      <text:p text:style-name="Preformatted_20_Text"><text:s text:c="2"/>a <text:s/>x z</text:p>
      <text:p text:style-name="Preformatted_20_Text">1 D 19 1</text:p>
      <text:p text:style-name="Preformatted_20_Text">2 E 21 2</text:p>
      <text:p text:style-name="Preformatted_20_Text">3 F 14 1</text:p>
      <text:p text:style-name="Preformatted_20_Text">4 G 12 2</text:p>
      <text:p text:style-name="Preformatted_20_Text">&gt; cbind(x,y[1:3,])</text:p>
      <text:p text:style-name="Preformatted_20_Text"><text:s text:c="2"/>a <text:s/>x a <text:s/>x</text:p>
      <text:p text:style-name="Preformatted_20_Text">1 A 12 D 19</text:p>
      <text:p text:style-name="Preformatted_20_Text">2 B 15 E 21</text:p>
      <text:p text:style-name="Preformatted_20_Text">3 C 19 F 14</text:p>
      <text:p text:style-name="Preformatted_20_Text">&gt; </text:p>
      <text:p text:style-name="Preformatted_20_Text">&gt; intersect(names(x),names(y))</text:p>
      <text:p text:style-name="Preformatted_20_Text">[1] "a" "x"</text:p>
      <text:p text:style-name="Preformatted_20_Text">&gt; z = rbind(x,c(a='X',x=12))</text:p>
      <text:p text:style-name="Preformatted_20_Text">Warning message:</text:p>
      <text:p text:style-name="Preformatted_20_Text">In `[&lt;-.factor`(`*tmp*`, ri, value = "X") :</text:p>
      <text:p text:style-name="Preformatted_20_Text"><text:s text:c="2"/>invalid factor level, NA generated</text:p>
      <text:p text:style-name="Preformatted_20_Text">&gt; </text:p>
      <text:p text:style-name="Preformatted_20_Text">&gt; z = rbind(x,data.frame(a='X',x=12))</text:p>
      <text:p text:style-name="Preformatted_20_Text">&gt; levels(z$a)</text:p>
      <text:p text:style-name="Preformatted_20_Text">[1] "A" "B" "C" "X"</text:p>
      <text:p text:style-name="Preformatted_20_Text">&gt; </text:p>
      <text:p text:style-name="Preformatted_20_Text">&gt; x = data.frame(a=c(1,2,4,5,6),x=c(9,12,14,21,8))</text:p>
      <text:p text:style-name="Preformatted_20_Text">&gt; y = data.frame(a=c(1,3,4,6),y=c(8,14,19,2))</text:p>
      <text:p text:style-name="Preformatted_20_Text">&gt; merge(x,y)</text:p>
      <text:p text:style-name="Preformatted_20_Text"><text:s text:c="2"/>a <text:s/>x <text:s/>y</text:p>
      <text:p text:style-name="Preformatted_20_Text">1 1 <text:s/>9 <text:s/>8</text:p>
      <text:p text:style-name="Preformatted_20_Text">2 4 14 19</text:p>
      <text:p text:style-name="Preformatted_20_Text">3 6 <text:s/>8 <text:s/>2</text:p>
      <text:p text:style-name="Preformatted_20_Text">&gt; </text:p>
      <text:p text:style-name="Preformatted_20_Text"><text:soft-page-break/>&gt; merge(x,y,all=TRUE)</text:p>
      <text:p text:style-name="Preformatted_20_Text"><text:s text:c="2"/>a <text:s/>x <text:s/>y</text:p>
      <text:p text:style-name="Preformatted_20_Text">1 1 <text:s/>9 <text:s/>8</text:p>
      <text:p text:style-name="Preformatted_20_Text">2 2 12 NA</text:p>
      <text:p text:style-name="Preformatted_20_Text">3 3 NA 14</text:p>
      <text:p text:style-name="Preformatted_20_Text">4 4 14 19</text:p>
      <text:p text:style-name="Preformatted_20_Text">5 5 21 NA</text:p>
      <text:p text:style-name="Preformatted_20_Text">6 6 <text:s/>8 <text:s/>2</text:p>
      <text:p text:style-name="Preformatted_20_Text">&gt; merge(x,y,all.x=TRUE)</text:p>
      <text:p text:style-name="Preformatted_20_Text"><text:s text:c="2"/>a <text:s/>x <text:s/>y</text:p>
      <text:p text:style-name="Preformatted_20_Text">1 1 <text:s/>9 <text:s/>8</text:p>
      <text:p text:style-name="Preformatted_20_Text">2 2 12 NA</text:p>
      <text:p text:style-name="Preformatted_20_Text">3 4 14 19</text:p>
      <text:p text:style-name="Preformatted_20_Text">4 5 21 NA</text:p>
      <text:p text:style-name="Preformatted_20_Text">5 6 <text:s/>8 <text:s/>2</text:p>
      <text:p text:style-name="Preformatted_20_Text">&gt; merge(x,y,all.y=TRUE)</text:p>
      <text:p text:style-name="Preformatted_20_Text"><text:s text:c="2"/>a <text:s/>x <text:s/>y</text:p>
      <text:p text:style-name="Preformatted_20_Text">1 1 <text:s/>9 <text:s/>8</text:p>
      <text:p text:style-name="Preformatted_20_Text">2 3 NA 14</text:p>
      <text:p text:style-name="Preformatted_20_Text">3 4 14 19</text:p>
      <text:p text:style-name="Preformatted_20_Text">4 6 <text:s/>8 <text:s/>2</text:p>
      <text:p text:style-name="Preformatted_20_Text">&gt; </text:p>
      <text:p text:style-name="Preformatted_20_Text">&gt; cities = data.frame(city=c('New York','Boston','Juneau',</text:p>
      <text:p text:style-name="Preformatted_20_Text">+ <text:s text:c="27"/>'Anchorage','San Diego',</text:p>
      <text:p text:style-name="Preformatted_20_Text">+ <text:s text:c="27"/>'Philadelphia','Los Angeles',</text:p>
      <text:p text:style-name="Preformatted_20_Text">+ <text:s text:c="27"/>'Fairbanks','Ann Arbor','Seattle'),</text:p>
      <text:p text:style-name="Preformatted_20_Text">+ <text:s text:c="20"/>state.abb= c('NY','MA','AK','AK','CA',</text:p>
      <text:p text:style-name="Preformatted_20_Text">+ <text:s text:c="33"/>'PA','CA','AK','MI','WA'))</text:p>
      <text:p text:style-name="Preformatted_20_Text">&gt; </text:p>
      <text:p text:style-name="Preformatted_20_Text">&gt; cities</text:p>
      <text:p text:style-name="Preformatted_20_Text"><text:s text:c="11"/>city state.abb</text:p>
      <text:p text:style-name="Preformatted_20_Text">1 <text:s text:c="5"/>New York <text:s text:c="7"/>NY</text:p>
      <text:p text:style-name="Preformatted_20_Text">2 <text:s text:c="7"/>Boston <text:s text:c="7"/>MA</text:p>
      <text:p text:style-name="Preformatted_20_Text">3 <text:s text:c="7"/>Juneau <text:s text:c="7"/>AK</text:p>
      <text:p text:style-name="Preformatted_20_Text">4 <text:s text:c="4"/>Anchorage <text:s text:c="7"/>AK</text:p>
      <text:p text:style-name="Preformatted_20_Text">5 <text:s text:c="4"/>San Diego <text:s text:c="7"/>CA</text:p>
      <text:p text:style-name="Preformatted_20_Text">6 <text:s/>Philadelphia <text:s text:c="7"/>PA</text:p>
      <text:p text:style-name="Preformatted_20_Text">7 <text:s text:c="2"/>Los Angeles <text:s text:c="7"/>CA</text:p>
      <text:p text:style-name="Preformatted_20_Text">8 <text:s text:c="4"/>Fairbanks <text:s text:c="7"/>AK</text:p>
      <text:p text:style-name="Preformatted_20_Text">9 <text:s text:c="4"/>Ann Arbor <text:s text:c="7"/>MI</text:p>
      <text:p text:style-name="Preformatted_20_Text">10 <text:s text:c="5"/>Seattle <text:s text:c="7"/>WA</text:p>
      <text:p text:style-name="Preformatted_20_Text">&gt; </text:p>
      <text:p text:style-name="Preformatted_20_Text">&gt; states = data.frame(state.abb= c('NY','MA','AK','CA',</text:p>
      <text:p text:style-name="Preformatted_20_Text">+ <text:s text:c="34"/>'PA','MI','WA'),</text:p>
      <text:p text:style-name="Preformatted_20_Text">+ <text:s text:c="20"/>state=c('New York','Massachusetts','Alaska',</text:p>
      <text:p text:style-name="Preformatted_20_Text">+ <text:s text:c="29"/>'California','Pennsylvania',</text:p>
      <text:p text:style-name="Preformatted_20_Text">+ <text:s text:c="29"/>'Michigan','Washington'))</text:p>
      <text:p text:style-name="Preformatted_20_Text">&gt; merge(cities,states)</text:p>
      <text:p text:style-name="Preformatted_20_Text"><text:s text:c="3"/>state.abb <text:s text:c="8"/>city <text:s text:c="8"/>state</text:p>
      <text:p text:style-name="Preformatted_20_Text">1 <text:s text:c="8"/>AK <text:s text:c="6"/>Juneau <text:s text:c="7"/>Alaska</text:p>
      <text:p text:style-name="Preformatted_20_Text">2 <text:s text:c="8"/>AK <text:s text:c="3"/>Anchorage <text:s text:c="7"/>Alaska</text:p>
      <text:p text:style-name="Preformatted_20_Text">3 <text:s text:c="8"/>AK <text:s text:c="3"/>Fairbanks <text:s text:c="7"/>Alaska</text:p>
      <text:p text:style-name="Preformatted_20_Text">4 <text:s text:c="8"/>CA <text:s text:c="3"/>San Diego <text:s text:c="3"/>California</text:p>
      <text:p text:style-name="Preformatted_20_Text">5 <text:s text:c="8"/>CA <text:s/>Los Angeles <text:s text:c="3"/>California</text:p>
      <text:p text:style-name="Preformatted_20_Text">6 <text:s text:c="8"/>MA <text:s text:c="6"/>Boston Massachusetts</text:p>
      <text:p text:style-name="Preformatted_20_Text">7 <text:s text:c="8"/>MI <text:s text:c="3"/>Ann Arbor <text:s text:c="5"/>Michigan</text:p>
      <text:p text:style-name="Preformatted_20_Text">8 <text:s text:c="8"/>NY <text:s text:c="4"/>New York <text:s text:c="5"/>New York</text:p>
      <text:p text:style-name="Preformatted_20_Text">9 <text:s text:c="8"/>PA Philadelphia <text:s/>Pennsylvania</text:p>
      <text:p text:style-name="Preformatted_20_Text">10 <text:s text:c="7"/>WA <text:s text:c="5"/>Seattle <text:s text:c="3"/>Washington</text:p>
      <text:p text:style-name="Preformatted_20_Text">&gt; </text:p>
      <text:p text:style-name="Preformatted_20_Text">&gt; zips = data.frame(state.abb=c('NY','MA','AK','AK','CA',</text:p>
      <text:p text:style-name="Preformatted_20_Text">+ <text:s text:c="31"/>'PA','CA','AK','MI','WA'),</text:p>
      <text:p text:style-name="Preformatted_20_Text">+ <text:s text:c="18"/>zip=c('10044','02129','99801','99516','92113',</text:p>
      <text:p text:style-name="Preformatted_20_Text">+ <text:s text:c="25"/>'19127','90012','99709','48104','98104'))</text:p>
      <text:p text:style-name="Preformatted_20_Text"><text:soft-page-break/>&gt; merge(cities,zips)</text:p>
      <text:p text:style-name="Preformatted_20_Text"><text:s text:c="3"/>state.abb <text:s text:c="8"/>city <text:s text:c="2"/>zip</text:p>
      <text:p text:style-name="Preformatted_20_Text">1 <text:s text:c="8"/>AK <text:s text:c="6"/>Juneau 99801</text:p>
      <text:p text:style-name="Preformatted_20_Text">2 <text:s text:c="8"/>AK <text:s text:c="6"/>Juneau 99516</text:p>
      <text:p text:style-name="Preformatted_20_Text">3 <text:s text:c="8"/>AK <text:s text:c="6"/>Juneau 99709</text:p>
      <text:p text:style-name="Preformatted_20_Text">4 <text:s text:c="8"/>AK <text:s text:c="3"/>Anchorage 99801</text:p>
      <text:p text:style-name="Preformatted_20_Text">5 <text:s text:c="8"/>AK <text:s text:c="3"/>Anchorage 99516</text:p>
      <text:p text:style-name="Preformatted_20_Text">6 <text:s text:c="8"/>AK <text:s text:c="3"/>Anchorage 99709</text:p>
      <text:p text:style-name="Preformatted_20_Text">7 <text:s text:c="8"/>AK <text:s text:c="3"/>Fairbanks 99801</text:p>
      <text:p text:style-name="Preformatted_20_Text">8 <text:s text:c="8"/>AK <text:s text:c="3"/>Fairbanks 99516</text:p>
      <text:p text:style-name="Preformatted_20_Text">9 <text:s text:c="8"/>AK <text:s text:c="3"/>Fairbanks 99709</text:p>
      <text:p text:style-name="Preformatted_20_Text">10 <text:s text:c="7"/>CA <text:s text:c="3"/>San Diego 92113</text:p>
      <text:p text:style-name="Preformatted_20_Text">11 <text:s text:c="7"/>CA <text:s text:c="3"/>San Diego 90012</text:p>
      <text:p text:style-name="Preformatted_20_Text">12 <text:s text:c="7"/>CA <text:s/>Los Angeles 92113</text:p>
      <text:p text:style-name="Preformatted_20_Text">13 <text:s text:c="7"/>CA <text:s/>Los Angeles 90012</text:p>
      <text:p text:style-name="Preformatted_20_Text">14 <text:s text:c="7"/>MA <text:s text:c="6"/>Boston 02129</text:p>
      <text:p text:style-name="Preformatted_20_Text">15 <text:s text:c="7"/>MI <text:s text:c="3"/>Ann Arbor 48104</text:p>
      <text:p text:style-name="Preformatted_20_Text">16 <text:s text:c="7"/>NY <text:s text:c="4"/>New York 10044</text:p>
      <text:p text:style-name="Preformatted_20_Text">17 <text:s text:c="7"/>PA Philadelphia 19127</text:p>
      <text:p text:style-name="Preformatted_20_Text">18 <text:s text:c="7"/>WA <text:s text:c="5"/>Seattle 98104</text:p>
      <text:p text:style-name="Preformatted_20_Text">&gt; </text:p>
      <text:p text:style-name="Preformatted_20_Text">&gt; #9.7</text:p>
      <text:p text:style-name="Preformatted_20_Text">&gt; match(cities$state.abb,states$state.abb)</text:p>
      <text:p text:style-name="Preformatted_20_Text"><text:s/>[1] 1 2 3 3 4 5 4 3 6 7</text:p>
      <text:p text:style-name="Preformatted_20_Text">&gt; </text:p>
      <text:p text:style-name="Preformatted_20_Text">&gt; indices = match(x$a,y$a,nomatch=0)</text:p>
      <text:p text:style-name="Preformatted_20_Text">&gt; y$a[indices]</text:p>
      <text:p text:style-name="Preformatted_20_Text">[1] 1 4 6</text:p>
      <text:p text:style-name="Preformatted_20_Text">&gt; x$a %in% y$a</text:p>
      <text:p text:style-name="P1">[1] <text:s/>TRUE FALSE <text:s/>TRUE FALSE <text:s/>TRU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3:21:41.924160319</meta:creation-date>
    <dc:date>2020-03-02T03:23:44.963028437</dc:date>
    <meta:editing-duration>PT2M6S</meta:editing-duration>
    <meta:editing-cycles>1</meta:editing-cycles>
    <meta:document-statistic meta:table-count="0" meta:image-count="0" meta:object-count="0" meta:page-count="6" meta:paragraph-count="350" meta:word-count="1397" meta:character-count="10570" meta:non-whitespace-character-count="7640"/>
    <meta:generator>LibreOffice/6.1.5.2$Linux_X86_64 LibreOffice_project/10$Build-2</meta:generator>
  </office:meta>
</office:document-meta>
</file>